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898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5" table:default-cell-style-name="Default"/>
        <table:table-row table:style-name="ro1">
          <table:table-cell office:value-type="string">
            <text:p>Sun Sept 27 1964 Week Miles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string">
            <text:p>Sun Oct 4</text:p>
          </table:table-cell>
          <table:table-cell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string">
            <text:p>Sun Oct 11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string">
            <text:p>Sun Oct 18</text:p>
          </table:table-cell>
          <table:table-cell office:value-type="float" office:value="46">
            <text:p>46</text:p>
          </table:table-cell>
          <table:table-cell table:number-columns-repeated="4"/>
        </table:table-row>
        <table:table-row table:style-name="ro1">
          <table:table-cell office:value-type="string">
            <text:p>Sun Oct 25</text:p>
          </table:table-cell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string">
            <text:p>Sun Nov1</text:p>
          </table:table-cell>
          <table:table-cell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string">
            <text:p>Sun Nov 8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Ran a 25K in 1:24:17!!!!</text:p>
          </table:table-cell>
          <table:table-cell/>
          <table:table-cell office:value-type="string">
            <text:p>Ended 2 good years of running in college and summer and Fall of 1964</text:p>
          </table:table-cell>
        </table:table-row>
        <table:table-row table:style-name="ro1">
          <table:table-cell office:value-type="string">
            <text:p>Sun Nov 15</text:p>
          </table:table-cell>
          <table:table-cell office:value-type="float" office:value="6">
            <text:p>6</text:p>
          </table:table-cell>
          <table:table-cell/>
          <table:table-cell office:value-type="string">
            <text:p>Studying at Brown</text:p>
          </table:table-cell>
          <table:table-cell table:number-columns-repeated="2"/>
        </table:table-row>
        <table:table-row table:style-name="ro1">
          <table:table-cell office:value-type="string">
            <text:p>Sun Nov 22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Sun Nov 29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>
            <text:p>Sun Dec 6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Sun Dec 13</text:p>
          </table:table-cell>
          <table:table-cell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string">
            <text:p>Sun Dec 20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un Dec 27</text:p>
          </table:table-cell>
          <table:table-cell office:value-type="float" office:value="10">
            <text:p>10</text:p>
          </table:table-cell>
          <table:table-cell office:value-type="string">
            <text:p>too fast 1 run</text:p>
          </table:table-cell>
          <table:table-cell office:value-type="string">
            <text:p>injured poronious(spelling?)</text:p>
          </table:table-cell>
          <table:table-cell table:number-columns-repeated="2"/>
        </table:table-row>
        <table:table-row table:style-name="ro1">
          <table:table-cell office:value-type="string">
            <text:p>Mon 28-Wed 3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Wed Jan 6 1965 Week miles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Wed Jan 13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Wed Jan 2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Wed Jan 27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Wed Feb 3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Started to run again.</text:p>
          </table:table-cell>
          <table:table-cell table:number-columns-repeated="2"/>
        </table:table-row>
        <table:table-row table:style-name="ro1">
          <table:table-cell office:value-type="string">
            <text:p>etc on graph</text:p>
          </table:table-cell>
          <table:table-cell table:number-columns-repeated="5"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2">03/12/2016</text:date>, <text:time>20:20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Lombardi</meta:initial-creator>
    <meta:creation-date>2016-03-12T18:35:41.56</meta:creation-date>
    <dc:date>2016-03-12T20:19:43.83</dc:date>
    <dc:creator>James Lombardi</dc:creator>
    <meta:editing-duration>PT1H28M51S</meta:editing-duration>
    <meta:editing-cycles>3</meta:editing-cycles>
    <meta:generator>OpenOffice/4.1.0$Win32 OpenOffice.org_project/410m18$Build-9764</meta:generator>
    <meta:document-statistic meta:table-count="3" meta:cell-count="47" meta:object-count="0"/>
  </office:meta>
</office:document-meta>
</file>